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792" officeooo:paragraph-rsid="000bc792"/>
    </style:style>
    <style:style style:name="P2" style:family="paragraph" style:parent-style-name="Standard">
      <style:text-properties officeooo:rsid="000bc792" officeooo:paragraph-rsid="000bc792"/>
    </style:style>
    <style:style style:name="P3" style:family="paragraph" style:parent-style-name="Standard">
      <style:text-properties officeooo:rsid="00107528" officeooo:paragraph-rsid="00107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K-SNARKS in ARK-Chain: A decentralised approach to data integrity.</text:p>
      <text:p text:style-name="P1"/>
      <text:p text:style-name="P1"/>
      <text:p text:style-name="P1"/>
      <text:p text:style-name="P1">R1CS:</text:p>
      <text:p text:style-name="P1"><text:a xlink:type="simple" xlink:href="https://learn.0xparc.org/materials/circom/additional-learning-resources/r1cs%20explainer/" text:style-name="Internet_20_link" text:visited-style-name="Visited_20_Internet_20_Link">https://learn.0xparc.org/materials/circom/additional-learning-resources/r1cs%20explainer/</text:a> </text:p>
      <text:p text:style-name="P3">We break down the </text:p>
      <text:p text:style-name="P1"/>
      <text:p text:style-name="P1"/>
      <text:p text:style-name="P1"/>
      <text:p text:style-name="P1"/>
      <text:p text:style-name="P1">QAP:</text:p>
      <text:p text:style-name="P1"><text:a xlink:type="simple" xlink:href="https://medium.com/@VitalikButerin/quadratic-arithmetic-programs-from-zero-to-hero-f6d558cea649" text:style-name="Internet_20_link" text:visited-style-name="Visited_20_Internet_20_Link">https://medium.com/@VitalikButerin/quadratic-arithmetic-programs-from-zero-to-hero-f6d558cea649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0:06:07.273341910</meta:creation-date>
    <dc:date>2023-12-18T15:25:43.964558105</dc:date>
    <meta:editing-duration>PT1H10M5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7" meta:character-count="280" meta:non-whitespace-character-count="266"/>
  </office:meta>
</office:document-meta>
</file>